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MultipartFileEditorTests.setValueAsMultipartFileWithBad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ArrayMultipartFileEditorTests.setValueA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ArrayMultipartFileEditorTests.setValueAsCustomObjectInvokes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ArrayMultipartFileEditor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MultipartFileEditorTests.setValue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ArrayMultipartFileEditorTests.setValueAsMultipar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MultipartFileEditorTests.setValueAsNullGetsBack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